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8" style:family="table-cell" style:parent-style-name="Default" style:data-style-name="N115"/>
    <style:style style:name="ce9" style:family="table-cell" style:parent-style-name="Default" style:data-style-name="N4"/>
    <style:style style:name="ce10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5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6"/>
    <style:style style:name="ce17" style:family="table-cell" style:parent-style-name="Default" style:data-style-name="N106"/>
    <style:style style:name="ce18" style:family="table-cell" style:parent-style-name="Default" style:data-style-name="N11"/>
    <style:style style:name="T1" style:family="text">
      <style:text-properties style:letter-kerning="true" style:font-name-asian="Open Sans" style:font-name-complex="Open Sans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Primer Vecino</text:p>
          </table:table-cell>
          <table:covered-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5456" calcext:value-type="float">
            <text:p>5456</text:p>
          </table:table-cell>
          <table:table-cell office:value-type="float" office:value="3" calcext:value-type="float">
            <text:p>3</text:p>
          </table:table-cell>
          <table:table-cell office:value-type="float" office:value="0.0499730110168" calcext:value-type="float">
            <text:p>0,050</text:p>
          </table:table-cell>
          <table:table-cell table:formula="of:=(([.G5]-[.C5])/[.G5])" office:value-type="float" office:value="0.403520279873182" calcext:value-type="float">
            <text:p>0,404</text:p>
          </table:table-cell>
          <table:table-cell office:value-type="float" office:value="9147" calcext:value-type="float">
            <text:p>9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4772" calcext:value-type="float">
            <text:p>4772</text:p>
          </table:table-cell>
          <table:table-cell office:value-type="float" office:value="5" calcext:value-type="float">
            <text:p>5</text:p>
          </table:table-cell>
          <table:table-cell office:value-type="float" office:value="0.222602128983" calcext:value-type="float">
            <text:p>0,223</text:p>
          </table:table-cell>
          <table:table-cell table:formula="of:=(([.G6]-[.C6])/[.G6])" office:value-type="float" office:value="0.575369282790532" calcext:value-type="float">
            <text:p>0,575</text:p>
          </table:table-cell>
          <table:table-cell office:value-type="float" office:value="11238" calcext:value-type="float">
            <text:p>11238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8724" calcext:value-type="float">
            <text:p>8724</text:p>
          </table:table-cell>
          <table:table-cell office:value-type="float" office:value="7" calcext:value-type="float">
            <text:p>7</text:p>
          </table:table-cell>
          <table:table-cell office:value-type="float" office:value="1.51560688019" calcext:value-type="float">
            <text:p>1,516</text:p>
          </table:table-cell>
          <table:table-cell table:formula="of:=(([.G7]-[.C7])/[.G7])" office:value-type="float" office:value="0.697681671691444" calcext:value-type="float">
            <text:p>0,698</text:p>
          </table:table-cell>
          <table:table-cell office:value-type="float" office:value="28857" calcext:value-type="float">
            <text:p>288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13759" calcext:value-type="float">
            <text:p>13759</text:p>
          </table:table-cell>
          <table:table-cell office:value-type="float" office:value="9" calcext:value-type="float">
            <text:p>9</text:p>
          </table:table-cell>
          <table:table-cell office:value-type="float" office:value="6.22077298164" calcext:value-type="float">
            <text:p>6,221</text:p>
          </table:table-cell>
          <table:table-cell table:formula="of:=(([.G8]-[.C8])/[.G8])" office:value-type="float" office:value="0.747555180448783" calcext:value-type="float">
            <text:p>0,748</text:p>
          </table:table-cell>
          <table:table-cell office:value-type="float" office:value="54503" calcext:value-type="float">
            <text:p>54503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19837" calcext:value-type="float">
            <text:p>19837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.7831568718" calcext:value-type="float">
            <text:p>25,78</text:p>
          </table:table-cell>
          <table:table-cell table:formula="of:=(([.G9]-[.C9])/[.G9])" office:value-type="float" office:value="0.820682485875706" calcext:value-type="float">
            <text:p>0,821</text:p>
          </table:table-cell>
          <table:table-cell office:value-type="float" office:value="110625" calcext:value-type="float">
            <text:p>110625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39542" calcext:value-type="float">
            <text:p>3954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56.086188078" calcext:value-type="float">
            <text:p>156,09</text:p>
          </table:table-cell>
          <table:table-cell table:formula="of:=(([.G10]-[.C10])/[.G10])" office:value-type="float" office:value="0.856968714845347" calcext:value-type="float">
            <text:p>0,857</text:p>
          </table:table-cell>
          <table:table-cell office:value-type="float" office:value="276457" calcext:value-type="float">
            <text:p>27645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64152" calcext:value-type="float">
            <text:p>64152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543.158" calcext:value-type="float">
            <text:p>543,16</text:p>
          </table:table-cell>
          <table:table-cell table:formula="of:=(([.G11]-[.C11])/[.G11])" office:value-type="float" office:value="0.886184083300364" calcext:value-type="float">
            <text:p>0,886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3"/>
          <table:table-cell table:style-name="ce15" table:number-columns-repeated="2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ce6" office:value-type="string" calcext:value-type="string">
            <text:p>Weakly correlated instances file</text:p>
          </table:table-cell>
          <table:table-cell/>
          <table:table-cell table:style-name="ce15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0.0573589801788" calcext:value-type="float">
            <text:p>0,057</text:p>
          </table:table-cell>
          <table:table-cell table:formula="of:=(([.G13]-[.C13])/[.G13])" office:value-type="float" office:value="0.223249669749009" calcext:value-type="float">
            <text:p>0,223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344" calcext:value-type="float">
            <text:p>1344</text:p>
          </table:table-cell>
          <table:table-cell office:value-type="float" office:value="3" calcext:value-type="float">
            <text:p>3</text:p>
          </table:table-cell>
          <table:table-cell office:value-type="float" office:value="0.224349975586" calcext:value-type="float">
            <text:p>0,224</text:p>
          </table:table-cell>
          <table:table-cell table:formula="of:=(([.G14]-[.C14])/[.G14])" office:value-type="float" office:value="0.177478580171359" calcext:value-type="float">
            <text:p>0,177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2865" calcext:value-type="float">
            <text:p>2865</text:p>
          </table:table-cell>
          <table:table-cell office:value-type="float" office:value="3" calcext:value-type="float">
            <text:p>3</text:p>
          </table:table-cell>
          <table:table-cell office:value-type="float" office:value="1.49218678474" calcext:value-type="float">
            <text:p>1,492</text:p>
          </table:table-cell>
          <table:table-cell table:formula="of:=(([.G15]-[.C15])/[.G15])" office:value-type="float" office:value="0.372536136662286" calcext:value-type="float">
            <text:p>0,373</text:p>
          </table:table-cell>
          <table:table-cell office:value-type="float" office:value="4566" calcext:value-type="float">
            <text:p>4566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5590" calcext:value-type="float">
            <text:p>559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6.47298789024" calcext:value-type="float">
            <text:p>6,473</text:p>
          </table:table-cell>
          <table:table-cell table:formula="of:=(([.G16]-[.C16])/[.G16])" office:value-type="float" office:value="0.382456915598763" calcext:value-type="float">
            <text:p>0,382</text:p>
          </table:table-cell>
          <table:table-cell office:value-type="float" office:value="9052" calcext:value-type="float">
            <text:p>9052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0763" calcext:value-type="float">
            <text:p>1076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5135889053" calcext:value-type="float">
            <text:p>29,51</text:p>
          </table:table-cell>
          <table:table-cell table:formula="of:=(([.G17]-[.C17])/[.G17])" office:value-type="float" office:value="0.4037449448784" calcext:value-type="float">
            <text:p>0,404</text:p>
          </table:table-cell>
          <table:table-cell office:value-type="float" office:value="18051" calcext:value-type="float">
            <text:p>18051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26105" calcext:value-type="float">
            <text:p>26105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153.453990221" calcext:value-type="float">
            <text:p>153,45</text:p>
          </table:table-cell>
          <table:table-cell table:formula="of:=(([.G18]-[.C18])/[.G18])" office:value-type="float" office:value="0.411466317972766" calcext:value-type="float">
            <text:p>0,411</text:p>
          </table:table-cell>
          <table:table-cell office:value-type="float" office:value="44356" calcext:value-type="float">
            <text:p>44356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50837" calcext:value-type="float">
            <text:p>5083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538.034916878" calcext:value-type="float">
            <text:p>538,03</text:p>
          </table:table-cell>
          <table:table-cell table:formula="of:=(([.G19]-[.C19])/[.G19])" office:value-type="float" office:value="0.436421888164605" calcext:value-type="float">
            <text:p>0,436</text:p>
          </table:table-cell>
          <table:table-cell office:value-type="float" office:value="90204" calcext:value-type="float">
            <text:p>90204</text:p>
          </table:table-cell>
          <table:table-cell table:number-columns-repeated="2"/>
          <table:table-cell table:style-name="ce2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6" office:value-type="string" calcext:value-type="string">
            <text:p>Strongly correlated instances file</text:p>
          </table:table-cell>
          <table:table-cell table:style-name="ce3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office:value-type="float" office:value="0.0637030601501" calcext:value-type="float">
            <text:p>0,064</text:p>
          </table:table-cell>
          <table:table-cell table:formula="of:=(([.G21]-[.C21])/[.G21])" office:value-type="float" office:value="0.210680016687526" calcext:value-type="float">
            <text:p>0,211</text:p>
          </table:table-cell>
          <table:table-cell office:value-type="float" office:value="2397" calcext:value-type="float">
            <text:p>2397</text:p>
          </table:table-cell>
          <table:table-cell table:number-columns-repeated="3"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  <table:table-cell office:value-type="float" office:value="0.244807004929" calcext:value-type="float">
            <text:p>0,245</text:p>
          </table:table-cell>
          <table:table-cell table:formula="of:=(([.G22]-[.C22])/[.G22])" office:value-type="float" office:value="0.297367445309603" calcext:value-type="float">
            <text:p>0,297</text:p>
          </table:table-cell>
          <table:table-cell office:value-type="float" office:value="2697" calcext:value-type="float">
            <text:p>2697</text:p>
          </table:table-cell>
          <table:table-cell table:number-columns-repeated="3"/>
          <table:table-cell table:style-name="ce15"/>
          <table:table-cell table:style-name="ce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3916" calcext:value-type="float">
            <text:p>3916</text:p>
          </table:table-cell>
          <table:table-cell office:value-type="float" office:value="7" calcext:value-type="float">
            <text:p>7</text:p>
          </table:table-cell>
          <table:table-cell office:value-type="float" office:value="1.66339278221" calcext:value-type="float">
            <text:p>1,663</text:p>
          </table:table-cell>
          <table:table-cell table:formula="of:=(([.G23]-[.C23])/[.G23])" office:value-type="float" office:value="0.449768160741886" calcext:value-type="float">
            <text:p>0,450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6989" calcext:value-type="float">
            <text:p>6989</text:p>
          </table:table-cell>
          <table:table-cell office:value-type="float" office:value="4" calcext:value-type="float">
            <text:p>4</text:p>
          </table:table-cell>
          <table:table-cell office:value-type="float" office:value="6.34585404396" calcext:value-type="float">
            <text:p>6,346</text:p>
          </table:table-cell>
          <table:table-cell table:formula="of:=(([.G24]-[.C24])/[.G24])" office:value-type="float" office:value="0.514315496872828" calcext:value-type="float">
            <text:p>0,514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13317" calcext:value-type="float">
            <text:p>13317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7.8935070038" calcext:value-type="float">
            <text:p>27,89</text:p>
          </table:table-cell>
          <table:table-cell table:formula="of:=(([.G25]-[.C25])/[.G25])" office:value-type="float" office:value="0.539506898578789" calcext:value-type="float">
            <text:p>0,540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31804" calcext:value-type="float">
            <text:p>31804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173.575527191" calcext:value-type="float">
            <text:p>173,58</text:p>
          </table:table-cell>
          <table:table-cell table:formula="of:=(([.G26]-[.C26])/[.G26])" office:value-type="float" office:value="0.561354389352458" calcext:value-type="float">
            <text:p>0,561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61718" calcext:value-type="float">
            <text:p>61718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514.897526979" calcext:value-type="float">
            <text:p>514,90</text:p>
          </table:table-cell>
          <table:table-cell table:formula="of:=(([.G27]-[.C27])/[.G27])" office:value-type="float" office:value="0.57991818621145" calcext:value-type="float">
            <text:p>0,580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 table:style-name="Default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  <table:table-cell/>
          <table:table-cell table:style-name="ce12" office:value-type="string" calcext:value-type="string">
            <text:p>Uncorrelated data instanc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1_100_10000</text:p>
          </table:table-cell>
          <table:table-cell office:value-type="float" office:value="5456" calcext:value-type="float">
            <text:p>5456</text:p>
          </table:table-cell>
          <table:table-cell office:value-type="float" office:value="2" calcext:value-type="float">
            <text:p>2</text:p>
          </table:table-cell>
          <table:table-cell office:value-type="float" office:value="0.0832378864288" calcext:value-type="float">
            <text:p>0,083</text:p>
          </table:table-cell>
          <table:table-cell table:formula="of:=(([.G36]-[.C36])/[.G36])" office:value-type="float" office:value="0.403520279873182" calcext:value-type="float">
            <text:p>0,404</text:p>
          </table:table-cell>
          <table:table-cell office:value-type="float" office:value="9147" calcext:value-type="float">
            <text:p>91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_1000</text:p>
          </table:table-cell>
          <table:table-cell office:value-type="float" office:value="5951" calcext:value-type="float">
            <text:p>595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428507089615" calcext:value-type="float">
            <text:p>0,429</text:p>
          </table:table-cell>
          <table:table-cell table:formula="of:=(([.G37]-[.C37])/[.G37])" office:value-type="float" office:value="0.47045737675743" calcext:value-type="float">
            <text:p>0,470</text:p>
          </table:table-cell>
          <table:table-cell office:value-type="float" office:value="11238" calcext:value-type="float">
            <text:p>112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500_1000</text:p>
          </table:table-cell>
          <table:table-cell office:value-type="float" office:value="10878" calcext:value-type="float">
            <text:p>10878</text:p>
          </table:table-cell>
          <table:table-cell office:value-type="float" office:value="7" calcext:value-type="float">
            <text:p>7</text:p>
          </table:table-cell>
          <table:table-cell office:value-type="float" office:value="3.61333489418" calcext:value-type="float">
            <text:p>3,613</text:p>
          </table:table-cell>
          <table:table-cell table:formula="of:=(([.G38]-[.C38])/[.G38])" office:value-type="float" office:value="0.623037737810583" calcext:value-type="float">
            <text:p>0,623</text:p>
          </table:table-cell>
          <table:table-cell office:value-type="float" office:value="28857" calcext:value-type="float">
            <text:p>288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1000_1000</text:p>
          </table:table-cell>
          <table:table-cell office:value-type="float" office:value="11974" calcext:value-type="float">
            <text:p>11974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6.8983020782" calcext:value-type="float">
            <text:p>16,90</text:p>
          </table:table-cell>
          <table:table-cell table:formula="of:=(([.G39]-[.C39])/[.G39])" office:value-type="float" office:value="0.780305671247454" calcext:value-type="float">
            <text:p>0,780</text:p>
          </table:table-cell>
          <table:table-cell office:value-type="float" office:value="54503" calcext:value-type="float">
            <text:p>545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2000_1000</text:p>
          </table:table-cell>
          <table:table-cell office:value-type="float" office:value="23237" calcext:value-type="float">
            <text:p>2323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19.467717171" calcext:value-type="float">
            <text:p>119,47</text:p>
          </table:table-cell>
          <table:table-cell table:formula="of:=(([.G40]-[.C40])/[.G40])" office:value-type="float" office:value="0.78994802259887" calcext:value-type="float">
            <text:p>0,790</text:p>
          </table:table-cell>
          <table:table-cell office:value-type="float" office:value="110625" calcext:value-type="float">
            <text:p>1106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1_5000_1000</text:p>
          </table:table-cell>
          <table:table-cell office:value-type="float" office:value="40038" calcext:value-type="float">
            <text:p>4003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786.193" calcext:value-type="float">
            <text:p>786,19</text:p>
          </table:table-cell>
          <table:table-cell table:formula="of:=(([.G41]-[.C41])/[.G41])" office:value-type="float" office:value="0.855174584112538" calcext:value-type="float">
            <text:p>0,855</text:p>
          </table:table-cell>
          <table:table-cell office:value-type="float" office:value="276457" calcext:value-type="float">
            <text:p>27645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KnapPI_1_10000_100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8" office:value-type="string" calcext:value-type="string">
            <text:p><text:span text:style-name="T1"> 9</text:span></text:p>
          </table:table-cell>
          <table:table-cell office:value-type="float" office:value="3651.57031798" calcext:value-type="float">
            <text:p>3.651,570</text:p>
          </table:table-cell>
          <table:table-cell table:formula="of:=(([.G42]-[.C42])/[.G42])" office:value-type="float" office:value="0.882825598291129" calcext:value-type="float">
            <text:p>0,883</text:p>
          </table:table-cell>
          <table:table-cell table:style-name="ce5" office:value-type="float" office:value="563647" calcext:value-type="float">
            <text:p>563647</text:p>
          </table:table-cell>
          <table:table-cell table:number-columns-repeated="8"/>
        </table:table-row>
        <table:table-row table:style-name="ro4">
          <table:table-cell/>
          <table:table-cell table:style-name="Default"/>
          <table:table-cell table:style-name="ce6"/>
          <table:table-cell table:style-name="ce9" table:number-columns-repeated="2"/>
          <table:table-cell table:number-columns-repeated="3"/>
          <table:table-cell table:style-name="ce13" office:value-type="string" calcext:value-type="string">
            <text:p>Weak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_1000_1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office:value-type="float" office:value="0.0864009857178" calcext:value-type="float">
            <text:p>0,086</text:p>
          </table:table-cell>
          <table:table-cell table:formula="of:=(([.G44]-[.C44])/[.G44])" office:value-type="float" office:value="0.223249669749009" calcext:value-type="float">
            <text:p>0,223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_1000_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0.352402925491" calcext:value-type="float">
            <text:p>0,352</text:p>
          </table:table-cell>
          <table:table-cell table:formula="of:=(([.G45]-[.C45])/[.G45])" office:value-type="float" office:value="0.254589963280294" calcext:value-type="float">
            <text:p>0,255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_1000_1</text:p>
          </table:table-cell>
          <table:table-cell office:value-type="float" office:value="2982" calcext:value-type="float">
            <text:p>2982</text:p>
          </table:table-cell>
          <table:table-cell office:value-type="float" office:value="3" calcext:value-type="float">
            <text:p>3</text:p>
          </table:table-cell>
          <table:table-cell office:value-type="float" office:value="2.22341895103" calcext:value-type="float">
            <text:p>2,223</text:p>
          </table:table-cell>
          <table:table-cell table:formula="of:=(([.G46]-[.C46])/[.G46])" office:value-type="float" office:value="0.346911957950066" calcext:value-type="float">
            <text:p>0,347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_1000_1</text:p>
          </table:table-cell>
          <table:table-cell office:value-type="float" office:value="5918" calcext:value-type="float">
            <text:p>5918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11.759747982" calcext:value-type="float">
            <text:p>11,76</text:p>
          </table:table-cell>
          <table:table-cell table:formula="of:=(([.G47]-[.C47])/[.G47])" office:value-type="float" office:value="0.34622182942996" calcext:value-type="float">
            <text:p>0,346</text:p>
          </table:table-cell>
          <table:table-cell office:value-type="float" office:value="9052" calcext:value-type="float">
            <text:p>9052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2000_1000_1</text:p>
          </table:table-cell>
          <table:table-cell office:value-type="float" office:value="10898" calcext:value-type="float">
            <text:p>10898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8.3586370945" calcext:value-type="float">
            <text:p>68,36</text:p>
          </table:table-cell>
          <table:table-cell table:formula="of:=(([.G48]-[.C48])/[.G48])" office:value-type="float" office:value="0.396266134840175" calcext:value-type="float">
            <text:p>0,396</text:p>
          </table:table-cell>
          <table:table-cell office:value-type="float" office:value="18051" calcext:value-type="float">
            <text:p>18051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5000_1000_1</text:p>
          </table:table-cell>
          <table:table-cell office:value-type="float" office:value="26398" calcext:value-type="float">
            <text:p>26398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72.068656921" calcext:value-type="float">
            <text:p>372,07</text:p>
          </table:table-cell>
          <table:table-cell table:formula="of:=(([.G49]-[.C49])/[.G49])" office:value-type="float" office:value="0.40486067273875" calcext:value-type="float">
            <text:p>0,405</text:p>
          </table:table-cell>
          <table:table-cell office:value-type="float" office:value="44356" calcext:value-type="float">
            <text:p>44356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2_10000_1000_1</text:p>
          </table:table-cell>
          <table:table-cell office:value-type="float" office:value="51102" calcext:value-type="float">
            <text:p>5110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934.362185" calcext:value-type="float">
            <text:p>1.934,36</text:p>
          </table:table-cell>
          <table:table-cell table:formula="of:=(([.G50]-[.C50])/[.G50])" office:value-type="float" office:value="0.433484102700545" calcext:value-type="float">
            <text:p>0,433</text:p>
          </table:table-cell>
          <table:table-cell office:value-type="float" office:value="90204" calcext:value-type="float">
            <text:p>90204</text:p>
          </table:table-cell>
          <table:table-cell/>
          <table:table-cell table:style-name="ce14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3" office:value-type="string" calcext:value-type="string">
            <text:p>Strongly correlated instances f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apPI_3_100_1000_1</text:p>
          </table:table-cell>
          <table:table-cell office:value-type="float" office:value="1781" calcext:value-type="float">
            <text:p>1781</text:p>
          </table:table-cell>
          <table:table-cell office:value-type="float" office:value="2" calcext:value-type="float">
            <text:p>2</text:p>
          </table:table-cell>
          <table:table-cell office:value-type="float" office:value="0.0886800289154" calcext:value-type="float">
            <text:p>0,089</text:p>
          </table:table-cell>
          <table:table-cell table:formula="of:=(([.G52]-[.C52])/[.G52])" office:value-type="float" office:value="0.256987901543596" calcext:value-type="float">
            <text:p>0,257</text:p>
          </table:table-cell>
          <table:table-cell office:value-type="float" office:value="2397" calcext:value-type="float">
            <text:p>23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_1000_1</text:p>
          </table:table-cell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office:value-type="float" office:value="0.339273929596" calcext:value-type="float">
            <text:p>0,339</text:p>
          </table:table-cell>
          <table:table-cell table:formula="of:=(([.G53]-[.C53])/[.G53])" office:value-type="float" office:value="0.297367445309603" calcext:value-type="float">
            <text:p>0,297</text:p>
          </table:table-cell>
          <table:table-cell office:value-type="float" office:value="2697" calcext:value-type="float">
            <text:p>26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_1000_1</text:p>
          </table:table-cell>
          <table:table-cell office:value-type="float" office:value="3916" calcext:value-type="float">
            <text:p>3916</text:p>
          </table:table-cell>
          <table:table-cell office:value-type="float" office:value="2" calcext:value-type="float">
            <text:p>2</text:p>
          </table:table-cell>
          <table:table-cell office:value-type="float" office:value="2.47322201729" calcext:value-type="float">
            <text:p>2,473</text:p>
          </table:table-cell>
          <table:table-cell table:formula="of:=(([.G54]-[.C54])/[.G54])" office:value-type="float" office:value="0.449768160741886" calcext:value-type="float">
            <text:p>0,450</text:p>
          </table:table-cell>
          <table:table-cell office:value-type="float" office:value="7117" calcext:value-type="float">
            <text:p>71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_1000_1</text:p>
          </table:table-cell>
          <table:table-cell office:value-type="float" office:value="6888" calcext:value-type="float">
            <text:p>688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0.0468289852" calcext:value-type="float">
            <text:p>10,05</text:p>
          </table:table-cell>
          <table:table-cell table:formula="of:=(([.G55]-[.C55])/[.G55])" office:value-type="float" office:value="0.52133425990271" calcext:value-type="float">
            <text:p>0,521</text:p>
          </table:table-cell>
          <table:table-cell office:value-type="float" office:value="14390" calcext:value-type="float">
            <text:p>1439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2000_1000_1</text:p>
          </table:table-cell>
          <table:table-cell office:value-type="float" office:value="12918" calcext:value-type="float">
            <text:p>1291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5.4362509251" calcext:value-type="float">
            <text:p>45,44</text:p>
          </table:table-cell>
          <table:table-cell table:formula="of:=(([.G56]-[.C56])/[.G56])" office:value-type="float" office:value="0.553304056156852" calcext:value-type="float">
            <text:p>0,553</text:p>
          </table:table-cell>
          <table:table-cell office:value-type="float" office:value="28919" calcext:value-type="float">
            <text:p>289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5000_1000_1</text:p>
          </table:table-cell>
          <table:table-cell office:value-type="float" office:value="30904" calcext:value-type="float">
            <text:p>3090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00.749711037" calcext:value-type="float">
            <text:p>300,75</text:p>
          </table:table-cell>
          <table:table-cell table:formula="of:=(([.G57]-[.C57])/[.G57])" office:value-type="float" office:value="0.573767326391283" calcext:value-type="float">
            <text:p>0,574</text:p>
          </table:table-cell>
          <table:table-cell office:value-type="float" office:value="72505" calcext:value-type="float">
            <text:p>725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napPI_3_10000_1000_1</text:p>
          </table:table-cell>
          <table:table-cell office:value-type="float" office:value="60818" calcext:value-type="float">
            <text:p>6081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068.46974301" calcext:value-type="float">
            <text:p>1.068,47</text:p>
          </table:table-cell>
          <table:table-cell table:formula="of:=(([.G58]-[.C58])/[.G58])" office:value-type="float" office:value="0.586044010645322" calcext:value-type="float">
            <text:p>0,586</text:p>
          </table:table-cell>
          <table:table-cell office:value-type="float" office:value="146919" calcext:value-type="float">
            <text:p>146919</text:p>
          </table:table-cell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robelmas pequeño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Ite: 4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Primer Vecino</text:p>
          </table:table-cell>
          <table:covered-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00418496131897" calcext:value-type="float">
            <text:p>0,0042</text:p>
          </table:table-cell>
          <table:table-cell table:formula="of:=(([.G6]-[.C6])/[.G6])" office:value-type="percentage" office:value="0.11864406779661" calcext:value-type="percentage">
            <text:p>11,86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413000583649" calcext:value-type="float">
            <text:p>0,0413</text:p>
          </table:table-cell>
          <table:table-cell table:formula="of:=(([.G7]-[.C7])/[.G7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00152206420898" calcext:value-type="float">
            <text:p>0,0015</text:p>
          </table:table-cell>
          <table:table-cell table:formula="of:=(([.G8]-[.C8])/[.G8])" office:value-type="percentage" office:value="0" calcext:value-type="percentage">
            <text:p>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835180282593" calcext:value-type="float">
            <text:p>0,0008</text:p>
          </table:table-cell>
          <table:table-cell table:formula="of:=(([.G9]-[.C9])/[.G9])" office:value-type="percentage" office:value="0.304347826086957" calcext:value-type="percentage">
            <text:p>30,43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601601600647" calcext:value-type="float">
            <text:p>0,0060</text:p>
          </table:table-cell>
          <table:table-cell table:formula="of:=(([.G10]-[.C10])/[.G10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216889381409" calcext:value-type="float">
            <text:p>0,0022</text:p>
          </table:table-cell>
          <table:table-cell table:formula="of:=(([.G11]-[.C11])/[.G11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5">
          <table:table-cell/>
          <table:table-cell office:value-type="string" calcext:value-type="string">
            <text:p>f8_l-d_kp_23_10000</text:p>
          </table:table-cell>
          <table:table-cell office:value-type="float" office:value="9763" calcext:value-type="float">
            <text:p>9763</text:p>
          </table:table-cell>
          <table:table-cell office:value-type="float" office:value="8" calcext:value-type="float">
            <text:p>8</text:p>
          </table:table-cell>
          <table:table-cell office:value-type="float" office:value="0.0211610794067" calcext:value-type="float">
            <text:p>0,0212</text:p>
          </table:table-cell>
          <table:table-cell table:formula="of:=(([.G12]-[.C12])/[.G12])" office:value-type="percentage" office:value="0.000409542336439029" calcext:value-type="percentage">
            <text:p>0,04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30407714844" calcext:value-type="float">
            <text:p>0,0023</text:p>
          </table:table-cell>
          <table:table-cell table:formula="of:=(([.G13]-[.C13])/[.G13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985" calcext:value-type="float">
            <text:p>985</text:p>
          </table:table-cell>
          <table:table-cell office:value-type="float" office:value="16" calcext:value-type="float">
            <text:p>16</text:p>
          </table:table-cell>
          <table:table-cell office:value-type="float" office:value="0.0407829284668" calcext:value-type="float">
            <text:p>0,0408</text:p>
          </table:table-cell>
          <table:table-cell table:formula="of:=(([.G14]-[.C14])/[.G14])" office:value-type="percentage" office:value="0.0390243902439024" calcext:value-type="percentage">
            <text:p>3,90 %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Mejor Vecino</text:p>
          </table:table-cell>
          <table:covered-table-cell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ce17"/>
          <table:table-cell/>
        </table:table-row>
        <table:table-row table:style-name="ro1">
          <table:table-cell/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# Iteracion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Optimo</text:p>
          </table:table-cell>
        </table:table-row>
        <table:table-row table:style-name="ro4">
          <table:table-cell/>
          <table:table-cell office:value-type="string" calcext:value-type="string">
            <text:p>f1_l-d_kp_10_26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0.0128059387207" calcext:value-type="float">
            <text:p>0,0128</text:p>
          </table:table-cell>
          <table:table-cell table:formula="of:=(([.G20]-[.C20])/[.G20])" office:value-type="percentage" office:value="0.00338983050847458" calcext:value-type="percentage">
            <text:p>0,34 %</text:p>
          </table:table-cell>
          <table:table-cell office:value-type="float" office:value="295" calcext:value-type="float">
            <text:p>295</text:p>
          </table:table-cell>
        </table:table-row>
        <table:table-row table:style-name="ro4">
          <table:table-cell/>
          <table:table-cell office:value-type="string" calcext:value-type="string">
            <text:p>f2_l-d_kp_20_878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0830960273743" calcext:value-type="float">
            <text:p>0,0831</text:p>
          </table:table-cell>
          <table:table-cell table:formula="of:=(([.G21]-[.C21])/[.G21])" office:value-type="percentage" office:value="0" calcext:value-type="percentage">
            <text:p>0,00 %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/>
          <table:table-cell office:value-type="string" calcext:value-type="string">
            <text:p>f3_l-d_kp_4_2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.00156188011169" calcext:value-type="float">
            <text:p>0,0016</text:p>
          </table:table-cell>
          <table:table-cell table:formula="of:=(([.G22]-[.C22])/[.G22])" office:value-type="percentage" office:value="0.2" calcext:value-type="percentage">
            <text:p>20,00 %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office:value-type="string" calcext:value-type="string">
            <text:p>f4_l-d_kp_4_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00136613845825" calcext:value-type="float">
            <text:p>0,0014</text:p>
          </table:table-cell>
          <table:table-cell table:formula="of:=(([.G23]-[.C23])/[.G23])" office:value-type="percentage" office:value="0.173913043478261" calcext:value-type="percentage">
            <text:p>17,39 %</text:p>
          </table:table-cell>
          <table:table-cell office:value-type="float" office:value="23" calcext:value-type="float">
            <text:p>23</text:p>
          </table:table-cell>
        </table:table-row>
        <table:table-row table:style-name="ro4">
          <table:table-cell/>
          <table:table-cell office:value-type="string" calcext:value-type="string">
            <text:p>f6_l-d_kp_10_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00743198394775" calcext:value-type="float">
            <text:p>0,0074</text:p>
          </table:table-cell>
          <table:table-cell table:formula="of:=(([.G24]-[.C24])/[.G24])" office:value-type="percentage" office:value="0" calcext:value-type="percentage">
            <text:p>0,00 %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/>
          <table:table-cell office:value-type="string" calcext:value-type="string">
            <text:p>f7_l-d_kp_7_5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.00341701507568" calcext:value-type="float">
            <text:p>0,0034</text:p>
          </table:table-cell>
          <table:table-cell table:formula="of:=(([.G25]-[.C25])/[.G25])" office:value-type="percentage" office:value="0.0467289719626168" calcext:value-type="percentage">
            <text:p>4,67 %</text:p>
          </table:table-cell>
          <table:table-cell office:value-type="float" office:value="107" calcext:value-type="float">
            <text:p>107</text:p>
          </table:table-cell>
        </table:table-row>
        <table:table-row table:style-name="ro5">
          <table:table-cell/>
          <table:table-cell office:value-type="string" calcext:value-type="string">
            <text:p>f8_l-d_kp_23_10000</text:p>
          </table:table-cell>
          <table:table-cell office:value-type="float" office:value="9767" calcext:value-type="float">
            <text:p>9767</text:p>
          </table:table-cell>
          <table:table-cell office:value-type="float" office:value="8" calcext:value-type="float">
            <text:p>8</text:p>
          </table:table-cell>
          <table:table-cell office:value-type="float" office:value="0.0619711875916" calcext:value-type="float">
            <text:p>0,0620</text:p>
          </table:table-cell>
          <table:table-cell table:formula="of:=(([.G26]-[.C26])/[.G26])" office:value-type="percentage" office:value="0" calcext:value-type="percentage">
            <text:p>0,00 %</text:p>
          </table:table-cell>
          <table:table-cell office:value-type="float" office:value="9767" calcext:value-type="float">
            <text:p>9767</text:p>
          </table:table-cell>
        </table:table-row>
        <table:table-row table:style-name="ro4">
          <table:table-cell/>
          <table:table-cell office:value-type="string" calcext:value-type="string">
            <text:p>f9_l-d_kp_5_8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0.00256705284119" calcext:value-type="float">
            <text:p>0,0026</text:p>
          </table:table-cell>
          <table:table-cell table:formula="of:=(([.G27]-[.C27])/[.G27])" office:value-type="percentage" office:value="0" calcext:value-type="percentage">
            <text:p>0,00 %</text:p>
          </table:table-cell>
          <table:table-cell office:value-type="float" office:value="130" calcext:value-type="float">
            <text:p>130</text:p>
          </table:table-cell>
        </table:table-row>
        <table:table-row table:style-name="ro4">
          <table:table-cell/>
          <table:table-cell office:value-type="string" calcext:value-type="string">
            <text:p>f10_l-d_kp_20_879</text:p>
          </table:table-cell>
          <table:table-cell office:value-type="float" office:value="1025" calcext:value-type="float">
            <text:p>1025</text:p>
          </table:table-cell>
          <table:table-cell office:value-type="float" office:value="14" calcext:value-type="float">
            <text:p>14</text:p>
          </table:table-cell>
          <table:table-cell office:value-type="float" office:value="0.0825750827789" calcext:value-type="float">
            <text:p>0,0826</text:p>
          </table:table-cell>
          <table:table-cell table:formula="of:=(([.G28]-[.C28])/[.G28])" office:value-type="percentage" office:value="0" calcext:value-type="percentage">
            <text:p>0,00 %</text:p>
          </table:table-cell>
          <table:table-cell office:value-type="float" office:value="1025" calcext:value-type="float">
            <text:p>1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6:48.533324110</meta:creation-date>
    <dc:date>2017-11-08T00:34:35.127434000</dc:date>
    <meta:editing-duration>PT7M43S</meta:editing-duration>
    <meta:editing-cycles>2</meta:editing-cycles>
    <meta:generator>LibreOffice/5.4.2.2$Linux_X86_64 LibreOffice_project/40m0$Build-2</meta:generator>
    <meta:document-statistic meta:table-count="2" meta:cell-count="396" meta:object-count="0"/>
  </office:meta>
</office:document-meta>
</file>